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officeooo:rsid="000bff4d" officeooo:paragraph-rsid="000bff4d"/>
    </style:style>
    <style:style style:name="P3" style:family="paragraph" style:parent-style-name="Standard">
      <style:paragraph-properties fo:text-align="start" style:justify-single-word="false"/>
      <style:text-properties style:font-name="Times new roman" officeooo:rsid="000dec29" officeooo:paragraph-rsid="000dec29"/>
    </style:style>
    <style:style style:name="P4" style:family="paragraph" style:parent-style-name="Standard">
      <style:paragraph-properties fo:text-align="start" style:justify-single-word="false"/>
      <style:text-properties style:font-name="Times new roman" officeooo:rsid="000dec29" officeooo:paragraph-rsid="002e7a42"/>
    </style:style>
    <style:style style:name="P5" style:family="paragraph" style:parent-style-name="Standard">
      <style:paragraph-properties fo:text-align="start" style:justify-single-word="false"/>
      <style:text-properties style:font-name="Times new roman" officeooo:paragraph-rsid="001e5601"/>
    </style:style>
    <style:style style:name="P6" style:family="paragraph" style:parent-style-name="Standard">
      <style:paragraph-properties fo:text-align="start" style:justify-single-word="false"/>
      <style:text-properties style:font-name="Times new roman" officeooo:paragraph-rsid="002e7a42"/>
    </style:style>
    <style:style style:name="P7" style:family="paragraph" style:parent-style-name="Standard">
      <style:paragraph-properties fo:text-align="center" style:justify-single-word="false"/>
      <style:text-properties style:font-name="Times new roman" officeooo:rsid="0009f54f" officeooo:paragraph-rsid="0009f54f"/>
    </style:style>
    <style:style style:name="P8" style:family="paragraph" style:parent-style-name="Standard">
      <style:paragraph-properties fo:text-align="center" style:justify-single-word="false"/>
      <style:text-properties style:font-name="Times new roman" officeooo:rsid="000acb24" officeooo:paragraph-rsid="000acb24"/>
    </style:style>
    <style:style style:name="P9" style:family="paragraph" style:parent-style-name="Standard">
      <style:paragraph-properties fo:text-align="start" style:justify-single-word="false"/>
      <style:text-properties style:font-name="Times new roman" officeooo:rsid="000f3862" officeooo:paragraph-rsid="002e7a42"/>
    </style:style>
    <style:style style:name="P10" style:family="paragraph" style:parent-style-name="Standard">
      <style:paragraph-properties fo:text-align="start" style:justify-single-word="false"/>
      <style:text-properties style:font-name="Times new roman" officeooo:rsid="000f62b4" officeooo:paragraph-rsid="000f62b4"/>
    </style:style>
    <style:style style:name="P11" style:family="paragraph" style:parent-style-name="Standard">
      <style:paragraph-properties fo:text-align="start" style:justify-single-word="false"/>
      <style:text-properties style:font-name="Times new roman" officeooo:rsid="000f62b4" officeooo:paragraph-rsid="00315a84"/>
    </style:style>
    <style:style style:name="P12" style:family="paragraph" style:parent-style-name="Standard">
      <style:paragraph-properties fo:text-align="center" style:justify-single-word="false"/>
      <style:text-properties style:font-name="Times new roman" officeooo:rsid="000f62b4" officeooo:paragraph-rsid="000f62b4"/>
    </style:style>
    <style:style style:name="P13" style:family="paragraph" style:parent-style-name="Standard">
      <style:paragraph-properties fo:text-align="start" style:justify-single-word="false"/>
      <style:text-properties style:font-name="Times new roman" officeooo:rsid="002bf5da" officeooo:paragraph-rsid="002bf5da"/>
    </style:style>
    <style:style style:name="P14" style:family="paragraph" style:parent-style-name="Standard">
      <style:paragraph-properties fo:line-height="200%" fo:text-align="start" style:justify-single-word="false"/>
      <style:text-properties style:font-name="Times new roman" officeooo:rsid="002fb2a9" officeooo:paragraph-rsid="002fb2a9"/>
    </style:style>
    <style:style style:name="P15" style:family="paragraph" style:parent-style-name="Standard">
      <style:paragraph-properties fo:text-align="start" style:justify-single-word="false" fo:break-before="page"/>
      <style:text-properties style:font-name="Times new roman" officeooo:rsid="0009f54f" officeooo:paragraph-rsid="0009f54f"/>
    </style:style>
    <style:style style:name="P16" style:family="paragraph" style:parent-style-name="Standard">
      <style:paragraph-properties fo:text-align="start" style:justify-single-word="false" fo:break-before="page"/>
      <style:text-properties style:font-name="Times new roman" officeooo:rsid="000acb24" officeooo:paragraph-rsid="000acb24"/>
    </style:style>
    <style:style style:name="P17" style:family="paragraph" style:parent-style-name="Standard">
      <style:paragraph-properties fo:text-align="start" style:justify-single-word="false" fo:break-before="page"/>
      <style:text-properties style:font-name="Times new roman" officeooo:rsid="000f3862" officeooo:paragraph-rsid="000f3862"/>
    </style:style>
    <style:style style:name="P18" style:family="paragraph" style:parent-style-name="Standard">
      <style:paragraph-properties fo:text-align="start" style:justify-single-word="false" fo:break-before="page"/>
      <style:text-properties style:font-name="Times new roman" officeooo:rsid="000f62b4" officeooo:paragraph-rsid="000f62b4"/>
    </style:style>
    <style:style style:name="T1" style:family="text">
      <style:text-properties officeooo:rsid="0036c2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7">Final <text:span text:style-name="T1">Project Information </text:span></text:p>
      <text:p text:style-name="P7"/>
      <text:p text:style-name="P7">Erika Hernandez </text:p>
      <text:p text:style-name="P7">Weber State University </text:p>
      <text:p text:style-name="P7"><text:span text:style-name="T1">NET 4740</text:span> </text:p>
      <text:p text:style-name="P7">Dr. Paulson </text:p>
      <text:p text:style-name="P7"/>
      <text:p text:style-name="P7"/>
      <text:p text:style-name="P15"/>
      <text:p text:style-name="P8">Abstract </text:p>
      <text:p text:style-name="P14">Ever w</text:p>
      <text:p text:style-name="P16"/>
      <text:p text:style-name="P2">Introduction </text:p>
      <text:p text:style-name="P4">The traffic that was coming from my smart TV was something that interested me. Figuring out what could be picked up using Wireshark was very intriguing. Taking this class and wondering what kinds of chatter can be picked up. What kind of protocols would I be picking up. Can Wireshark tell me what Netflix is being played? What about searching the web, can sites be picked up. I have several TVs that were bought at different times. What can be picked up from a Samsung brand? What can be picked up from an LG? What about the recent purchase that was made, the Hisense TV? </text:p>
      <text:p text:style-name="P4">If an Apple TV was being played can that be picked up? What about the built-in device that is preinstalled? The Hisense has Roku what can be picked up from that? </text:p>
      <text:p text:style-name="P4">These are all questions that need further exploring and seeing what would happen. Let's dive into what my findings were. This report will be giving you what was found and along with the issues that arose. We will also find what were the solutions to some roadblocks that were found. </text:p>
      <text:p text:style-name="P3"/>
      <text:p text:style-name="P17">Methods </text:p>
      <text:p text:style-name="P9">we used quantitative methods to get the information that was needed to get information. Three TVs were in an attempt to get this data from. The first TV was an LG TV that was about 5 years old. This TV is a smart TV with WiFi, and applications build in. This TV also has an Apple TV attached to it. TV 2 this TV is a newer TV that was purchased about a year ago. This TV has a built-in Roku device inside of it. This TV also is WiFi-based and has all the applications built-in. Instead of a TV one where it has an external apple TV. This one has it all built inside the TV. TV 3 the Samsung TV, this has no apple TV. </text:p>
      <text:p text:style-name="P9">This is just applications are on the TV you just go to the google store and download the applications you want. Like Netflix’s or Hulu. This is something that you would have to want to download if you like. All the TVs have the option if you would like. To watch over 200 channels online, this is a different name for each TV, but they all have relatively the same internet TV channels to choose from. These are the TVs that were used in the experiment and were used to get the packet captures and see what kind of information can be gathered. </text:p>
      <text:p text:style-name="P18">Results </text:p>
      <text:p text:style-name="P5">Well, the results were extremely interesting and very different for each smart TV. TV one on the LG with the Apple TV. That didn't get lots of traffic, this TV is on a different network provider, we have Xfinity, and it's hard-wired for both Apple TV and the actual TV. I was playing everything from my apple TV nothing came out of it. When I was running Wireshark it would direct me that everything was coming from my apple TV. I wasn't able to get anything, there was a ton of encrypted stuff but wasn't even sure if that was something I was even able to buy past or even decrepit. The protocols that were coming up were ALLJOYN-NS, MDNS, and UDP. I had to look up what ALLJOYN-NS meant, what it does is something in the middle between the packets. MDNS means multi-cast DNS. This was a very curious thing for me to see in my packet capture. What MDNS is doing is sending it to a private network within the device. Which makes sense because the apple TV has its IP address so it's communicating from the Apple TV to the TV and then to the world and back. </text:p>
      <text:p text:style-name="P5"/>
      <text:p text:style-name="P5">So let's move on to TV number two. The Hisense, this TV had a built-in Roku system again unlike TV one that had the external apple TV. This one had the built-in Roku system, ran this, and got protocol SSDP. But with Roku it would pick up the SSDP, when I was on Netflix, when I would switch to the online channels I would get some UDP, I would get 2 TCP but then if I would run it again it would be SSDP and UDP. SSDP means simple service discovery protocol, so because I have nothing specific it made sense why it would punch out SSDP. When I was on Netflix's it probably didn't have anything specific to call for since it was masked with a built-in Roku system. Which to would make sense why it just saying over and over SSDP, this TV again picked up MDNS. Something very interesting that was picking up was Spotify- I wasn't playing and it was not even on this tv as an app. Though this tv is on the same network as my computer it's right above it and maybe it picked up what I was playing it? Then I found that my phone has Spotify and I can mirror it on the TV. So when I discovered that. I was able to see every song I would change it would pick up on Wireshark! </text:p>
      <text:p text:style-name="P5"><text:soft-page-break/></text:p>
      <text:p text:style-name="P5"/>
      <text:p text:style-name="P6">Time to move to the last TV in the house, the Samsung curve, this one I was able to get more traffic. This one was on my CenturyLink WiFi and this one had no built-in system and this had no external system. This was a plain Jane, I ran Wirehsarlk on the regular TV antenna nothing happened. I ran it again running HBO max, I ran Rush hour 2 one of my favorite movies. Running this movie was great, I ran Wireshark for a much longer period because I was able to get way more interesting things from this TV. Yes, I was getting SSDP, UDP, but I also got TCP and HTTP. I ran the internet browser and it would go crazy. </text:p>
      <text:p text:style-name="P6">One thing that I did differently on this TV, That I had a switch and AP from another class. I connected that and sniffed the network. I ran Wireshark longer and waited to see what I would get. Then I found some interesting things, I picked up HTTP/XML, JSON. These are things I had no idea I was able to pick. Then I followed this HTTP and TCP to see where it would take me. I then took me to a website where I could see all my TV information on it. I was able to figure out a way to remote into my tv using this information. Along with all the make and mode of things. </text:p>
      <text:p text:style-name="P6">Now, what does this information mean? Well, it doesn't mean much other than I can probably find some kind of information if I wanted to. I had two different sources I can find this information. This then lead me to think that I could access the person's TV and send images or pictures via Bluetooth. This also let me think about what other stuff I can access on the person network?</text:p>
      <text:p text:style-name="P18">Conclusions </text:p>
      <text:p text:style-name="P13">Doing this project took me down lots of tunnels. My basic idea of seeing if turning on my smart TV I could get information on what I was watching was a little more complex than suspected. Figuring out that trying different TVs gave me different results. That even trying different internet service providers gave me different results. Was one better than the other? Not really it just depended on the I was looking for. Overall I wasn't able to see that I was watching Netflix on my TV, but I was able to see that some activities are happening. I was able to pick up things that I was miring to my TV, which I was able to pick up Spotify. I was also able to see that I was looking online when I was on one of my TVs. I was able to find that there are some vulnerabilities and made me also think about the IoT and how secure are the devices that we are connecting to our WiFi? If I can get find different ways to connect to my TV what other things can I discover? </text:p>
      <text:p text:style-name="P18">Reference page </text:p>
      <text:p text:style-name="P12">References</text:p>
      <text:p text:style-name="P11">How to use JSON to do an HTTP request. (n.d.). Retrieved from <text:tab/><text:a xlink:type="simple" xlink:href="https://www.quackit.com/json/tutorial/json_with_http.cfm" text:style-name="Internet_20_link" text:visited-style-name="Visited_20_Internet_20_Link">https://www.quackit.com/json/tutorial/json_with_http.cfm</text:a></text:p>
      <text:p text:style-name="P11">Multicast DNS: Alternative name resolution on a small scale. (2020, August 10). Retrieved from <text:tab/><text:a xlink:type="simple" xlink:href="https://www.ionos.com/digitalguide/server/know-how/multicast-dns/" text:style-name="Internet_20_link" text:visited-style-name="Visited_20_Internet_20_Link">https://www.ionos.com/digitalguide/server/know-how/multicast-dns/</text:a></text:p>
      <text:p text:style-name="P10">Retrieved from <text:a xlink:type="simple" xlink:href="https://www.youtube.com/watch?v=CPOpPTpMSiE" text:style-name="Internet_20_link" text:visited-style-name="Visited_20_Internet_20_Link">https://www.youtube.com/watch?v=CPOpPTpMSiE</text:a> </text:p>
      <text:p text:style-name="P10">Retrieved from <text:a xlink:type="simple" xlink:href="https://www.youtube.com/watch?v=U9i7rWV-Gxo" text:style-name="Internet_20_link" text:visited-style-name="Visited_20_Internet_20_Link">https://www.youtube.com/watch?v=U9i7rWV-Gxo</text:a> </text:p>
      <text:p text:style-name="P10">Retrieved from <text:a xlink:type="simple" xlink:href="https://www.youtube.com/watch?v=W2IGEN8dW5s" text:style-name="Internet_20_link" text:visited-style-name="Visited_20_Internet_20_Link">https://www.youtube.com/watch?v=W2IGEN8dW5s</text:a> </text:p>
      <text:p text:style-name="P10">Wireshark support for AllJoyn: What it means for internet of everything developers. (2014, June 5). <text:tab/>Retrieved from <text:a xlink:type="simple" xlink:href="https://www.linux.com/news/wireshark-support-alljoyn-what-it-means-internet" text:style-name="Internet_20_link" text:visited-style-name="Visited_20_Internet_20_Link">https://www.linux.com/news/wireshark-support-alljoyn-what-it-means-internet</text:a> <text:s/><text:tab/>everything-developers/ <text:s/></text:p>
      <text:p text:style-name="P10">XML introduction. (2021, March 17). Retrieved from <text:tab/><text:a xlink:type="simple" xlink:href="https://developer.mozilla.org/en-US/docs/Web/XML/XML_introduction" text:style-name="Internet_20_link" text:visited-style-name="Visited_20_Internet_20_Link">https://developer.mozilla.org/en-US/docs/Web/XML/XML_introduction</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8335in" fo:margin-right="0.780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19:37:46.032543370</meta:creation-date>
    <dc:date>2022-03-13T14:13:18.560244876</dc:date>
    <meta:editing-duration>P3DT1H31M28S</meta:editing-duration>
    <meta:editing-cycles>14</meta:editing-cycles>
    <meta:generator>LibreOffice/6.4.7.2$Linux_X86_64 LibreOffice_project/40$Build-2</meta:generator>
    <meta:document-statistic meta:table-count="0" meta:image-count="0" meta:object-count="0" meta:page-count="8" meta:paragraph-count="31" meta:word-count="1437" meta:character-count="7895" meta:non-whitespace-character-count="6456"/>
  </office:meta>
</office:document-meta>
</file>